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Heading_20_2">
      <style:text-properties officeooo:paragraph-rsid="001d7879"/>
    </style:style>
    <style:style style:name="P3" style:family="paragraph" style:parent-style-name="Heading_20_3">
      <style:text-properties officeooo:paragraph-rsid="001d7879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paragraph-rsid="001d7879" fo:background-color="#ffff00"/>
    </style:style>
    <style:style style:name="P6" style:family="paragraph" style:parent-style-name="Standard">
      <style:paragraph-properties fo:text-align="center" style:justify-single-word="false"/>
      <style:text-properties officeooo:paragraph-rsid="001d7879"/>
    </style:style>
    <style:style style:name="P7" style:family="paragraph" style:parent-style-name="Standard">
      <style:text-properties fo:font-weight="bold" officeooo:paragraph-rsid="001d7879" style:font-weight-asian="bold"/>
    </style:style>
    <style:style style:name="P8" style:family="paragraph" style:parent-style-name="Standard">
      <style:text-properties officeooo:paragraph-rsid="001d7879"/>
    </style:style>
    <style:style style:name="P9" style:family="paragraph" style:parent-style-name="Standard">
      <style:paragraph-properties style:writing-mode="lr-tb"/>
      <style:text-properties officeooo:paragraph-rsid="001d7879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Title" style:master-page-name="Standard">
      <style:paragraph-properties fo:text-align="center" style:justify-single-word="false" style:page-number="1"/>
      <style:text-properties officeooo:paragraph-rsid="001d7879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7879" style:font-weight-asian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d7879"/>
    </style:style>
    <style:style style:name="T6" style:family="text">
      <style:text-properties fo:font-weight="normal" officeooo:rsid="001d7879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dc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bfe6d6wycims1"/>Gramática Tiny<text:span text:style-name="T5">0</text:span></text:p>
      <text:p text:style-name="P8"/>
      <text:p text:style-name="P8">Programa -&gt; Bloque</text:p>
      <text:p text:style-name="P8">Bloque -&gt; <text:span text:style-name="T1">{</text:span> Declaraciones_opt Instrucciones_opt <text:span text:style-name="T1">}</text:span></text:p>
      <text:p text:style-name="P8">Declaraciones_opt -&gt; Declaraciones | <text:s/><text:span text:style-name="T1">ε</text:span></text:p>
      <text:p text:style-name="P8">Instrucciones_opt -&gt; Instrucciones | <text:span text:style-name="T1">ε</text:span></text:p>
      <text:p text:style-name="P8"/>
      <text:p text:style-name="P8">Declaraciones -&gt; Lista_declaraciones <text:span text:style-name="T1">&amp;&amp;</text:span></text:p>
      <text:p text:style-name="P8">Lista_declaraciones -&gt; Declaracion</text:p>
      <text:p text:style-name="P8">Lista_declaraciones -&gt; Lista_declaraciones <text:span text:style-name="T1">;</text:span> Declaracion</text:p>
      <text:p text:style-name="P8">Declaracion <text:s/>-&gt; Tipo Identificador</text:p>
      <text:p text:style-name="P8"/>
      <text:p text:style-name="P8">Tipo -&gt; <text:span text:style-name="T1">int</text:span> | <text:span text:style-name="T1">real</text:span> | <text:span text:style-name="T1">bool</text:span></text:p>
      <text:p text:style-name="P8"/>
      <text:p text:style-name="P8">Instrucciones -&gt; Instruccion</text:p>
      <text:p text:style-name="P8">Instrucciones -&gt; Instrucciones <text:span text:style-name="T1">;</text:span> Instruccion</text:p>
      <text:p text:style-name="P8">Instruccion -&gt; <text:span text:style-name="T1">@</text:span> Expresion</text:p>
      <text:p text:style-name="P8"/>
      <text:p text:style-name="P8">Expresion -&gt; Expresion_basica | Expresion_compuesta</text:p>
      <text:p text:style-name="P8">Expresion_basica -&gt; Lit_entero | Lit_real | Lit_booleano | Identificador</text:p>
      <text:p text:style-name="P8">Expresion_compuesta -&gt; E0</text:p>
      <text:p text:style-name="P8">E0 -&gt; E1</text:p>
      <text:p text:style-name="P8">E0 -&gt; E1 Op0 E0</text:p>
      <text:p text:style-name="P8">E1 -&gt; E2</text:p>
      <text:p text:style-name="P8">E1 -&gt; E1 Op1 E2</text:p>
      <text:p text:style-name="P8">E2 -&gt; E3</text:p>
      <text:p text:style-name="P8">E2 -&gt; E2 Op2_izq E3</text:p>
      <text:p text:style-name="P8">E2 -&gt; E3 Op2_noasoc E3</text:p>
      <text:p text:style-name="P8">E3 -&gt; E4</text:p>
      <text:p text:style-name="P8">E3 -&gt; E4 Op3_der E3</text:p>
      <text:p text:style-name="P8">E3 -&gt; E4 Op3_noasoc E4</text:p>
      <text:p text:style-name="P8">E4 -&gt; E5</text:p>
      <text:p text:style-name="P8">E4 -&gt; E4 Op4 E5</text:p>
      <text:p text:style-name="P8">E5 -&gt; E6</text:p>
      <text:p text:style-name="P8">E5 -&gt; Op5 E5</text:p>
      <text:p text:style-name="P8">E<text:span text:style-name="T5">6</text:span> -&gt; ( E0 )</text:p>
      <text:p text:style-name="P8">E<text:span text:style-name="T5">6</text:span> -&gt; Expresion_basica</text:p>
      <text:p text:style-name="P8">Op0 -&gt; <text:span text:style-name="T1">=</text:span></text:p>
      <text:p text:style-name="P8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P8">Op2_izq -&gt; <text:span text:style-name="T1">+</text:span></text:p>
      <text:p text:style-name="P8">Op2_noasoc -&gt; <text:span text:style-name="T1">-</text:span></text:p>
      <text:p text:style-name="P8">Op3_der -&gt; <text:span text:style-name="T1">and</text:span></text:p>
      <text:p text:style-name="P8">Op3_noasoc -&gt; <text:span text:style-name="T1">or</text:span></text:p>
      <text:p text:style-name="P8">Op4 -&gt; <text:span text:style-name="T1">*</text:span> | <text:span text:style-name="T1">/</text:span></text:p>
      <text:p text:style-name="P8">Op5 -&gt; <text:span text:style-name="T1">-</text:span> | <text:span text:style-name="T1">not</text:span></text:p>
      <text:p text:style-name="P7"/>
      <text:p text:style-name="P7"><text:soft-page-break/></text:p>
      <text:p text:style-name="P2"><text:bookmark text:name="_zamickxn1a9s1"/>Acondicionamiento para el análisis descendente</text:p>
      <text:p text:style-name="P8"/>
      <text:p text:style-name="P8">Programa -&gt; Bloque</text:p>
      <text:p text:style-name="P8">Bloque -&gt; <text:span text:style-name="T1">{</text:span> Declaraciones_opt Instrucciones_opt <text:span text:style-name="T1">}</text:span></text:p>
      <text:p text:style-name="P8">Declaraciones_opt -&gt; Declaraciones | <text:s/><text:span text:style-name="T1">ε</text:span></text:p>
      <text:p text:style-name="P8">Instrucciones_opt -&gt; Instrucciones | <text:span text:style-name="T1">ε</text:span></text:p>
      <text:p text:style-name="P8"/>
      <text:p text:style-name="P8">Declaraciones -&gt; Lista_declaraciones <text:span text:style-name="T1">&amp;&amp;</text:span></text:p>
      <text:p text:style-name="P5">Lista_declaraciones -&gt; Declaracion R_lista_declaraciones</text:p>
      <text:p text:style-name="P8"><text:span text:style-name="T4">R_lista_declaraciones -&gt; </text:span><text:span text:style-name="T3">;</text:span><text:span text:style-name="T4"> Declaracion R_lista_declaraciones | </text:span><text:span text:style-name="T3">ε</text:span></text:p>
      <text:p text:style-name="P8">Declaracion -&gt; Tipo Identificador</text:p>
      <text:p text:style-name="P8"/>
      <text:p text:style-name="P8"><text:span text:style-name="T8">Tipo -&gt; </text:span><text:span text:style-name="T1">int</text:span> | <text:span text:style-name="T1">real</text:span> | <text:span text:style-name="T1">bool</text:span></text:p>
      <text:p text:style-name="P8"/>
      <text:p text:style-name="P5">Instrucciones -&gt; Instruccion R_instrucciones</text:p>
      <text:p text:style-name="P8"><text:span text:style-name="T4">R_instrucciones -&gt; </text:span><text:span text:style-name="T3">;</text:span><text:span text:style-name="T4"> Instruccion R_instrucciones | </text:span><text:span text:style-name="T3">ε</text:span></text:p>
      <text:p text:style-name="P8"><text:span text:style-name="T8">Instruccion -&gt; </text:span>@ Expresion</text:p>
      <text:p text:style-name="P8"/>
      <text:p text:style-name="P8">Expresion -&gt; Expresion_basica | Expresion_compuesta</text:p>
      <text:p text:style-name="P8">Expresion_basica -&gt; Lit_entero | Lit_real | Lit_booleano | Lit_cadena | Identificador</text:p>
      <text:p text:style-name="P8">Expresion_compuesta -&gt; E0</text:p>
      <text:p text:style-name="P5">E0 -&gt; E1 R0</text:p>
      <text:p text:style-name="P8"><text:span text:style-name="T4">R0 -&gt; Op0 E0 | </text:span><text:span text:style-name="T3">ε</text:span></text:p>
      <text:p text:style-name="P5">E1 -&gt; E2 R1</text:p>
      <text:p text:style-name="P8"><text:span text:style-name="T4">R1 -&gt; Op1 E2 | </text:span><text:span text:style-name="T3">ε</text:span></text:p>
      <text:p text:style-name="P5">E2 -&gt; E3 R2</text:p>
      <text:p text:style-name="P8"><text:span text:style-name="T4">R2 -&gt; Op2_noasoc E3 | Op2_izq E3 R2 | </text:span><text:span text:style-name="T3">ε</text:span></text:p>
      <text:p text:style-name="P5">E3 -&gt; E4 R3</text:p>
      <text:p text:style-name="P5">R3 -&gt; Op3_der E3 | Op3_noasoc E4</text:p>
      <text:p text:style-name="P5">E4 -&gt; E5 R4</text:p>
      <text:p text:style-name="P8"><text:span text:style-name="T4">R4 -&gt; Op4 E5 R4 | </text:span><text:span text:style-name="T3">ε</text:span></text:p>
      <text:p text:style-name="P8">E5 -&gt; E6</text:p>
      <text:p text:style-name="P8">E5 -&gt; Op5 E5</text:p>
      <text:p text:style-name="P8">E<text:span text:style-name="T5">6</text:span> -&gt; <text:span text:style-name="T1">(</text:span> E0 <text:span text:style-name="T1">)</text:span></text:p>
      <text:p text:style-name="P8">E<text:span text:style-name="T5">6</text:span> -&gt; Expresion_basica</text:p>
      <text:p text:style-name="P8">Op0 -&gt; <text:span text:style-name="T1">=</text:span></text:p>
      <text:p text:style-name="P8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P8">Op2_izq -&gt; <text:span text:style-name="T1">+</text:span></text:p>
      <text:p text:style-name="P8">Op2_noasoc -&gt; <text:span text:style-name="T1">-</text:span></text:p>
      <text:p text:style-name="P8">Op3_der -&gt; <text:span text:style-name="T1">and</text:span></text:p>
      <text:p text:style-name="P8">Op3_noasoc -&gt; <text:span text:style-name="T1">or</text:span></text:p>
      <text:p text:style-name="P8">Op4 -&gt; <text:span text:style-name="T1">*</text:span> | <text:span text:style-name="T1">/</text:span></text:p>
      <text:p text:style-name="P8">Op5 -&gt; <text:span text:style-name="T1">-</text:span> | <text:span text:style-name="T1">not</text:span></text:p>
      <text:p text:style-name="P7"/>
      <text:p text:style-name="P3"><text:bookmark text:name="_soopl0k3j77k1"/><text:soft-page-break/>Dir</text:p>
      <text:p text:style-name="P8"/>
      <text:p text:style-name="P8">Dir(Programa) = { /{ }</text:p>
      <text:p text:style-name="P8">Dir(Bloque) = { /{ }</text:p>
      <text:p text:style-name="P8">Dir(Declaraciones_opt) = { ∅ }</text:p>
      <text:p text:style-name="P8">Dir(Instrucciones_opt) = { ∅ }</text:p>
      <text:p text:style-name="P8"/>
      <text:p text:style-name="P8">Dir(Declaraciones) = {int, real, bool}</text:p>
      <text:p text:style-name="P8">Dir(Lista_declaraciones) = {int, real, bool}</text:p>
      <text:p text:style-name="P8">Dir(R_lista_declaraciones) = { ∅ }</text:p>
      <text:p text:style-name="P8">Dir(Declaracion) = {int, real, bool}</text:p>
      <text:p text:style-name="P8"/>
      <text:p text:style-name="P8">Dir(Tipo) = {int, real, bool<text:span text:style-name="T9">}</text:span></text:p>
      <text:p text:style-name="P8"/>
      <text:p text:style-name="P8">Dir(Instrucciones) = {@}</text:p>
      <text:p text:style-name="P8">Dir(R_instrucciones) = { ∅ }</text:p>
      <text:p text:style-name="P8">Dir(Instruccion) = {@}</text:p>
      <text:p text:style-name="P8"/>
      <text:p text:style-name="P8">Dir(Expresion) = {\(, Lit_entero, Lit_real, Lit_booleano, Identificador, \-, not}</text:p>
      <text:p text:style-name="P8">Dir(Expresion_basica) = {Lit_entero, Lit_real, Lit_booleano, Identificador}</text:p>
      <text:p text:style-name="P8">Dir(Expresion_compuesta) = {\(, Lit_entero, Lit_real, Lit_booleano, Identificador, \-, not}</text:p>
      <text:p text:style-name="P9">Dir(E0) = {\(, Lit_entero, Lit_real, Lit_booleano, <text:s/>Identificador, \-, not}</text:p>
      <text:p text:style-name="P8">Dir(R0) = { ∅ }</text:p>
      <text:p text:style-name="P8">Dir(E1) = {\(, Lit_entero, Lit_real, Lit_booleano, Identificador, \-, not}</text:p>
      <text:p text:style-name="P8">Dir(R1) = { ∅ }</text:p>
      <text:p text:style-name="P8">Dir(E2) = {\(, Lit_entero, Lit_real, Lit_booleano, Identificador, \-, not}</text:p>
      <text:p text:style-name="P8">Dir(R2) = { \- }</text:p>
      <text:p text:style-name="P8">Dir(E3) = {\(, Lit_entero, Lit_real, Lit_booleano, Identificador, \-, not}</text:p>
      <text:p text:style-name="P8">Dir(R3) = {and, or}</text:p>
      <text:p text:style-name="P8">Dir(E4) = {\(, Lit_entero, Lit_real, Lit_booleano, Identificador, \-, not}</text:p>
      <text:p text:style-name="P8">Dir(R4) = { ∅ }</text:p>
      <text:p text:style-name="P8">Dir(E5) = {\(, Lit_entero, Lit_real, Lit_booleano, Identificador, \-, not}</text:p>
      <text:p text:style-name="P8">Dir(E<text:span text:style-name="T5">6</text:span>) = {\(, Lit_entero, Lit_real, Lit_booleano, Identificador}</text:p>
      <text:p text:style-name="P8">Dir(Op0) = { \= }</text:p>
      <text:p text:style-name="P8">Dir(Op1) = {==, !=, &lt;, &gt;, &lt;=, &gt;=}</text:p>
      <text:p text:style-name="P8">Dir(Op2_izq) = { \+ }</text:p>
      <text:p text:style-name="P8">Dir(Op2_noasoc) = { \- }</text:p>
      <text:p text:style-name="P8">Dir(Op3_der) = {and}</text:p>
      <text:p text:style-name="P8">Dir(Op3_noasoc) = {or}</text:p>
      <text:p text:style-name="P8">Dir(Op4) = {\*, \/}</text:p>
      <text:p text:style-name="P8">Dir(Op5) = {\-, not}</text:p>
      <text:p text:style-name="P6"/>
      <text:p text:style-name="P10"/>
      <text:p text:style-name="P10"><text:bookmark text:name="_bfe6d6wycims"/>Gramática Tiny</text:p>
      <text:p text:style-name="Standard"/>
      <text:p text:style-name="Standard"><text:soft-page-break/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Lista_declaraciones -&gt; Declaracion</text:p>
      <text:p text:style-name="Standard">Lista_declaraciones -&gt; Lista_declaraciones <text:span text:style-name="T1">;</text:span> Declaracion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Parametros_form_lista -&gt; Parametro_form</text:p>
      <text:p text:style-name="Standard">Parametros_form_lista -&gt; Parametros_form_lista <text:span text:style-name="T1">,</text:span> Parametro_form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Standard">Tipo -&gt; Tipo_basico | Tipo_array | Tipo_registro | Tipo_puntero | Identificador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Tipo_array -&gt; Tipo_basico Tamaño</text:p>
      <text:p text:style-name="Standard">Tamaño -&gt; <text:span text:style-name="T1">[</text:span> Lit_entero <text:span text:style-name="T1">]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Campos_lista -&gt; Campo</text:p>
      <text:p text:style-name="Standard">Campos_lista -&gt; Campos_lista , Campo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Instrucciones -&gt; Instruccion</text:p>
      <text:p text:style-name="Standard">Instrucciones -&gt; Instrucciones <text:span text:style-name="T1">;</text:span> Instruccion</text:p>
      <text:p text:style-name="Standard">Instruccion -&gt; Instr_eval | Instr_if | Instr_if_else | Instr_while | Instr_read | Instr_write | Instr_nl | Instr_reserva | Instr_liberacion | Instr_invocacion | Instr_compuesta</text:p>
      <text:p text:style-name="Standard">Instr_eval -&gt; <text:span text:style-name="T1">@</text:span> Expresion</text:p>
      <text:p text:style-name="Standard">Instr_if -&gt; <text:span text:style-name="T1">if</text:span> Expresion Bloque</text:p>
      <text:p text:style-name="Standard">Instr_if_else -&gt; <text:span text:style-name="T1">if</text:span> Expresion Bloque <text:span text:style-name="T1">else</text:span> Bloque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Parametros_reales_lista -&gt; Expresion</text:p>
      <text:p text:style-name="Standard">Parametros_reales_lista -&gt; Parametros_reales_lista <text:span text:style-name="T1">,</text:span> Expresion</text:p>
      <text:p text:style-name="Standard"><text:soft-page-break/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E0 -&gt; E1</text:p>
      <text:p text:style-name="Standard">E0 -&gt; E1 Op0 E0</text:p>
      <text:p text:style-name="Standard">E1 -&gt; E2</text:p>
      <text:p text:style-name="Standard">E1 -&gt; E1 Op1 E2</text:p>
      <text:p text:style-name="Standard">E2 -&gt; E3</text:p>
      <text:p text:style-name="Standard">E2 -&gt; E2 Op2_izq E3</text:p>
      <text:p text:style-name="Standard">E2 -&gt; E3 Op2_noasoc E3</text:p>
      <text:p text:style-name="Standard">E3 -&gt; E4</text:p>
      <text:p text:style-name="Standard">E3 -&gt; E4 Op3_der E3</text:p>
      <text:p text:style-name="Standard">E3 -&gt; E4 Op3_noasoc E4</text:p>
      <text:p text:style-name="Standard">E4 -&gt; E5</text:p>
      <text:p text:style-name="Standard">E4 -&gt; E4 Op4 E5</text:p>
      <text:p text:style-name="Standard">E5 -&gt; E6</text:p>
      <text:p text:style-name="Standard">E5 -&gt; Op5 E5</text:p>
      <text:p text:style-name="Standard">E6 -&gt; E7</text:p>
      <text:p text:style-name="Standard">E6 -&gt; E6 Op6</text:p>
      <text:p text:style-name="Standard">E7 -&gt; ( E0 )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</text:span> 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Op_indireccion -&gt; <text:span text:style-name="T1">^</text:span></text:p>
      <text:p text:style-name="P1"/>
      <text:p text:style-name="P1"/>
      <text:p text:style-name="Heading_20_2"><text:bookmark text:name="_zamickxn1a9s"/>Acondicionamiento para el análisis descendente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P4">Lista_declaraciones -&gt; Declaracion R_lista_declaraciones</text:p>
      <text:p text:style-name="Standard"><text:soft-page-break/><text:span text:style-name="T4">R_lista_declaraciones -&gt; </text:span><text:span text:style-name="T3">;</text:span><text:span text:style-name="T4"> Declaracion R_lista_declaraciones | </text:span><text:span text:style-name="T3">ε</text:span>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P4">Parametros_form_lista -&gt; Parametro_form R_parametros_form_lista</text:p>
      <text:p text:style-name="Standard"><text:span text:style-name="T4">R_parametros_form_lista -&gt; </text:span><text:span text:style-name="T3">,</text:span><text:span text:style-name="T4"> Parametro_form R_parametros_form_lista | </text:span><text:span text:style-name="T3">ε</text:span>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P4">Tipo -&gt; Tipo_basico_array | Tipo_registro | Tipo_puntero | Identificador</text:p>
      <text:p text:style-name="P4">Tipo_basico_array -&gt; Tipo_basico Tamaño_opt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<text:span text:style-name="T4">Tamaño_opt -&gt; </text:span><text:span text:style-name="T3">[</text:span><text:span text:style-name="T4"> Lit_entero </text:span><text:span text:style-name="T3">]</text:span><text:span text:style-name="T4"> | </text:span><text:span text:style-name="T3">ε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P4">Campos_lista -&gt; Campo R_campos_lista</text:p>
      <text:p text:style-name="Standard"><text:span text:style-name="T4">R_campos_lista -&gt; </text:span><text:span text:style-name="T3">,</text:span><text:span text:style-name="T4"> Campo R_campos_lista | </text:span><text:span text:style-name="T3">ε</text:span>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P4">Instrucciones -&gt; Instruccion R_instrucciones</text:p>
      <text:p text:style-name="Standard"><text:span text:style-name="T4">R_instrucciones -&gt; </text:span><text:span text:style-name="T3">;</text:span><text:span text:style-name="T4"> Instruccion R_instrucciones | </text:span><text:span text:style-name="T3">ε</text:span></text:p>
      <text:p text:style-name="P4">Instruccion -&gt; Instr_eval | Instr_if_else | Instr_while | Instr_read | Instr_write | Instr_nl | Instr_reserva | Instr_liberacion | Instr_invocacion | Instr_compuesta</text:p>
      <text:p text:style-name="Standard">Instr_eval -&gt; @ Expresion</text:p>
      <text:p text:style-name="Standard"><text:span text:style-name="T4">Instr_if_else -&gt; </text:span><text:span text:style-name="T3">if</text:span><text:span text:style-name="T4"> Expresion Bloque Else_opt</text:span></text:p>
      <text:p text:style-name="Standard"><text:span text:style-name="T4">Else_opt -&gt; </text:span><text:span text:style-name="T3">else</text:span><text:span text:style-name="T4"> Bloque | </text:span><text:span text:style-name="T3">ε</text:span>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P4">Parametros_reales_lista -&gt; Expresion R_parametros_reales_lista</text:p>
      <text:p text:style-name="Standard"><text:span text:style-name="T4">R_parametros_reales_lista -&gt; </text:span><text:span text:style-name="T3">,</text:span><text:span text:style-name="T4"> Expresion R_parametros_reales_lista | </text:span><text:span text:style-name="T3">ε</text:span>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P4">E0 -&gt; E1 R0</text:p>
      <text:p text:style-name="Standard"><text:span text:style-name="T4">R0 -&gt; Op0 E0 | </text:span><text:span text:style-name="T3">ε</text:span></text:p>
      <text:p text:style-name="P4"><text:soft-page-break/>E1 -&gt; E2 R1</text:p>
      <text:p text:style-name="Standard"><text:span text:style-name="T4">R1 -&gt; Op1 E2 | </text:span><text:span text:style-name="T3">ε</text:span></text:p>
      <text:p text:style-name="P4">E2 -&gt; E3 R2</text:p>
      <text:p text:style-name="Standard"><text:span text:style-name="T4">R2 -&gt; Op2_noasoc E3 | Op2_izq E3 R2 | </text:span><text:span text:style-name="T3">ε</text:span></text:p>
      <text:p text:style-name="P4">E3 -&gt; E4 R3</text:p>
      <text:p text:style-name="P4">R3 -&gt; Op3_der E3 | Op3_noasoc E4</text:p>
      <text:p text:style-name="P4">E4 -&gt; E5 R4</text:p>
      <text:p text:style-name="Standard"><text:span text:style-name="T4">R4 -&gt; Op4 E5 R4 | </text:span><text:span text:style-name="T3">ε</text:span></text:p>
      <text:p text:style-name="Standard">E5 -&gt; E6</text:p>
      <text:p text:style-name="Standard">E5 -&gt; Op5 E5</text:p>
      <text:p text:style-name="P4">E6 -&gt; E7 R6</text:p>
      <text:p text:style-name="Standard"><text:span text:style-name="T4">R6 -&gt; Op6 R6 | </text:span><text:span text:style-name="T3">ε</text:span></text:p>
      <text:p text:style-name="Standard">E7 -&gt; <text:span text:style-name="T1">(</text:span> E0 <text:span text:style-name="T1">)</text:span>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 </text:span>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Op_indireccion -&gt; <text:span text:style-name="T1">^</text:span></text:p>
      <text:p text:style-name="P1"/>
      <text:p text:style-name="Heading_20_3"><text:bookmark text:name="_soopl0k3j77k"/>Dir</text:p>
      <text:p text:style-name="Standard"/>
      <text:p text:style-name="Standard">Dir(Programa) = { /{ }</text:p>
      <text:p text:style-name="Standard">Dir(Bloque) = { /{ }</text:p>
      <text:p text:style-name="Standard">Dir(Declaraciones_opt) = { ∅ }</text:p>
      <text:p text:style-name="Standard">Dir(Instrucciones_opt) = { ∅ }</text:p>
      <text:p text:style-name="Standard"/>
      <text:p text:style-name="Standard">Dir(Declaraciones) = {int, real, bool, string, struct, ^, Identificador, type, proc}</text:p>
      <text:p text:style-name="Standard">Dir(Lista_declaraciones) = {int, real, bool, string, struct, ^, Identificador, type, proc}</text:p>
      <text:p text:style-name="Standard">Dir(R_lista_declaraciones) = { ∅ }</text:p>
      <text:p text:style-name="Standard">Dir(Declaracion) = {int, real, bool, string, struct, ^, Identificador, type, proc}</text:p>
      <text:p text:style-name="Standard">Dir(Dec_variable) = {int, real, bool, string, struct, ^, Identificador}</text:p>
      <text:p text:style-name="Standard">Dir(Dec_tipo) = {type}</text:p>
      <text:p text:style-name="Standard">Dir(Dec_procedimiento) = {proc}</text:p>
      <text:p text:style-name="Standard">Dir(Parametros_form) = { \( }</text:p>
      <text:p text:style-name="Standard">Dir(Parametros_form_lista_opt) = { ∅ }</text:p>
      <text:p text:style-name="Standard">Dir(Parametros_form_lista) = {int, real, bool, string, struct, ^, Identificador}</text:p>
      <text:p text:style-name="Standard">Dir(R_parametros_form_lista) = { ∅ }</text:p>
      <text:p text:style-name="Standard">Dir(Parametro_form) = {int, real, bool, string, struct, ^, Identificador}</text:p>
      <text:p text:style-name="Standard"><text:soft-page-break/>Dir(Ampersand_opt) = { ∅ }</text:p>
      <text:p text:style-name="Standard"/>
      <text:p text:style-name="Standard">Dir(Tipo) = {int, real, bool, string, struct, ^, Identificador}</text:p>
      <text:p text:style-name="Standard">Dir(Tipo_basico_array) = {int, real, bool, string}</text:p>
      <text:p text:style-name="Standard">Dir(Tipo_basico) = {int, real, bool, string}</text:p>
      <text:p text:style-name="Standard">Dir(Tamaño_opt) = { ∅ }</text:p>
      <text:p text:style-name="Standard">Dir(Tipo_registro) = {struct}</text:p>
      <text:p text:style-name="Standard">Dir(Campos) = { \{ }</text:p>
      <text:p text:style-name="Standard">Dir(Campos_lista) = {int, real, bool, string, struct, ^, Identificador}</text:p>
      <text:p text:style-name="Standard">Dir(R_campos_lista) = { \, }</text:p>
      <text:p text:style-name="Standard">Dir(Campo) = {int, real, bool, string, struct, ^, Identificador}</text:p>
      <text:p text:style-name="Standard">Dir(Tipo_puntero) = { ^ }</text:p>
      <text:p text:style-name="Standard"/>
      <text:p text:style-name="Standard">Dir(Instrucciones) = {@, if, else, while, read, write, nl, new, delete, call, /{ }</text:p>
      <text:p text:style-name="Standard">Dir(R_instrucciones) = { ∅ }</text:p>
      <text:p text:style-name="Standard">Dir(Instruccion) = {@, if, else, while, read, write, nl, new, delete, call, /{ }</text:p>
      <text:p text:style-name="Standard">Dir(Instr_eval) = {@}</text:p>
      <text:p text:style-name="Standard">Dir(Instr_if_else) = {if}</text:p>
      <text:p text:style-name="Standard">Dir(Else_opt) = {else}</text:p>
      <text:p text:style-name="Standard">Dir(Instr_while) = {while}</text:p>
      <text:p text:style-name="Standard">Dir(Instr_read) = {read}</text:p>
      <text:p text:style-name="Standard">Dir(Instr_write) = {write}</text:p>
      <text:p text:style-name="Standard">Dir(Instr_nl) = {nl}</text:p>
      <text:p text:style-name="Standard">Dir(Instr_reserva) = {new}</text:p>
      <text:p text:style-name="Standard">Dir(Instr_liberacion) = {delete}</text:p>
      <text:p text:style-name="Standard">Dir(Instr_invocacion) = {call}</text:p>
      <text:p text:style-name="Standard">Dir(Parametros_reales) = { \( }</text:p>
      <text:p text:style-name="Standard">Dir(Parametros_reales_lista_opt) = { ∅ }</text:p>
      <text:p text:style-name="Standard">Dir(Parametros_reales_lista) = {\(, Lit_entero, Lit_real, Lit_booleano, Lit_cadena, Identificador, null, \-, not}</text:p>
      <text:p text:style-name="Standard">Dir(R_parametros_reales_lista) = { \, }</text:p>
      <text:p text:style-name="Standard">Dir(Instr_compuesta) = { \{ }</text:p>
      <text:p text:style-name="Standard"/>
      <text:p text:style-name="Standard">Dir(Expresion) = {\(, Lit_entero, Lit_real, Lit_booleano, Lit_cadena, Identificador, null, \-, not}</text:p>
      <text:p text:style-name="Standard">Dir(Expresion_basica) = {Lit_entero, Lit_real, Lit_booleano, Lit_cadena, Identificador, null}</text:p>
      <text:p text:style-name="Standard">Dir(Expresion_compuesta) = {\(, Lit_entero, Lit_real, Lit_booleano, Lit_cadena, Identificador, null, \-, not}</text:p>
      <text:p text:style-name="Standard">Dir(E0) = {\(, Lit_entero, Lit_real, Lit_booleano, Lit_cadena, Identificador, null, \-, not}</text:p>
      <text:p text:style-name="Standard">Dir(R0) = { ∅ }</text:p>
      <text:p text:style-name="Standard">Dir(E1) = {\(, Lit_entero, Lit_real, Lit_booleano, Lit_cadena, Identificador, null, \-, not}</text:p>
      <text:p text:style-name="Standard">Dir(R1) = { ∅ }</text:p>
      <text:p text:style-name="Standard">Dir(E2) = {\(, Lit_entero, Lit_real, Lit_booleano, Lit_cadena, Identificador, null, \-, not}</text:p>
      <text:p text:style-name="Standard">Dir(R2) = { \- }</text:p>
      <text:p text:style-name="Standard">Dir(E3) = {\(, Lit_entero, Lit_real, Lit_booleano, Lit_cadena, Identificador, null, \-, not}</text:p>
      <text:p text:style-name="Standard">Dir(R3) = {and, or}</text:p>
      <text:p text:style-name="Standard">Dir(E4) = {\(, Lit_entero, Lit_real, Lit_booleano, Lit_cadena, Identificador, null, \-, not}</text:p>
      <text:p text:style-name="Standard">Dir(R4) = { ∅ }</text:p>
      <text:p text:style-name="Standard">Dir(E5) = {\(, Lit_entero, Lit_real, Lit_booleano, Lit_cadena, Identificador, null, \-, not}</text:p>
      <text:p text:style-name="Standard"><text:soft-page-break/>Dir(E6) = {\(, Lit_entero, Lit_real, Lit_booleano, Lit_cadena, Identificador, null}</text:p>
      <text:p text:style-name="Standard">Dir(R6) = { ∅ }</text:p>
      <text:p text:style-name="Standard">Dir(E7) = {\(, Lit_entero, Lit_real, Lit_booleano, Lit_cadena, Identificador, null}</text:p>
      <text:p text:style-name="Standard">Dir(Op0) = { \= }</text:p>
      <text:p text:style-name="Standard">Dir(Op1) = {==, !=, &lt;, &gt;, &lt;=, &gt;=}</text:p>
      <text:p text:style-name="Standard">Dir(Op2_izq) = { \+ }</text:p>
      <text:p text:style-name="Standard">Dir(Op2_noasoc) = { \- }</text:p>
      <text:p text:style-name="Standard">Dir(Op3_der) = {and}</text:p>
      <text:p text:style-name="Standard">Dir(Op3_noasoc) = {or}</text:p>
      <text:p text:style-name="Standard">Dir(Op4) = {\*, \/, \%}</text:p>
      <text:p text:style-name="Standard">Dir(Op5) = {\-, not}</text:p>
      <text:p text:style-name="Standard">Dir(Op6) = {\[, \., \^}</text:p>
      <text:p text:style-name="Standard">Dir(Op_indexacion) = { \[ }</text:p>
      <text:p text:style-name="Standard">Dir(Op_acceso_registro) = { \. }</text:p>
      <text:p text:style-name="Standard">Dir(Op_indireccion) = { \^ 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2T12:27:45.844005312</dc:date>
    <meta:editing-duration>PT7M21S</meta:editing-duration>
    <meta:editing-cycles>2</meta:editing-cycles>
    <meta:document-statistic meta:table-count="0" meta:image-count="0" meta:object-count="0" meta:page-count="9" meta:paragraph-count="345" meta:word-count="1838" meta:character-count="12040" meta:non-whitespace-character-count="10541"/>
  </office:meta>
</office:document-meta>
</file>